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>
      <style:paragraph-properties fo:line-height="150%" fo:text-align="justify" style:justify-single-word="false"/>
      <style:text-properties officeooo:paragraph-rsid="000ff92d"/>
    </style:style>
    <style:style style:name="P4" style:family="paragraph" style:parent-style-name="Text_20_body">
      <style:paragraph-properties fo:line-height="150%" fo:text-align="justify" style:justify-single-word="false"/>
      <style:text-properties officeooo:paragraph-rsid="002600b6"/>
    </style:style>
    <style:style style:name="P5" style:family="paragraph" style:parent-style-name="Text_20_body">
      <style:paragraph-properties fo:line-height="150%" fo:text-align="justify" style:justify-single-word="false"/>
      <style:text-properties officeooo:paragraph-rsid="0028898c"/>
    </style:style>
    <style:style style:name="P6" style:family="paragraph" style:parent-style-name="Text_20_body">
      <style:paragraph-properties fo:line-height="150%"/>
      <style:text-properties officeooo:paragraph-rsid="002600b6"/>
    </style:style>
    <style:style style:name="P7" style:family="paragraph" style:parent-style-name="Text_20_body">
      <style:text-properties officeooo:paragraph-rsid="000ef480"/>
    </style:style>
    <style:style style:name="P8" style:family="paragraph" style:parent-style-name="Text_20_body">
      <style:text-properties officeooo:paragraph-rsid="000ff92d"/>
    </style:style>
    <style:style style:name="P9" style:family="paragraph" style:parent-style-name="Text_20_body">
      <style:text-properties style:font-name="Arial" fo:font-size="14pt" fo:font-style="italic" fo:font-weight="bold" officeooo:rsid="002600b6" officeooo:paragraph-rsid="002600b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color="#ff0000" style:font-name="Arial" fo:font-size="16.1000003814697pt" fo:font-weight="bold" officeooo:rsid="0028898c" officeooo:paragraph-rsid="0028898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" style:family="paragraph" style:parent-style-name="Standard">
      <style:paragraph-properties fo:break-before="page"/>
      <style:text-properties fo:color="#000000" fo:font-size="10pt" fo:font-weight="bold" officeooo:rsid="000ef480" style:font-size-asian="10pt" style:font-weight-asian="bold"/>
    </style:style>
    <style:style style:name="P12" style:family="paragraph" style:parent-style-name="Text_20_body">
      <style:paragraph-properties fo:break-before="page"/>
      <style:text-properties style:font-name="Arial" fo:font-size="14pt" fo:font-style="italic" fo:font-weight="bold" officeooo:rsid="002600b6" officeooo:paragraph-rsid="002a683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48pt" fo:font-weight="bold" style:font-size-asian="48pt" style:font-weight-asian="bold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4pt" fo:font-weight="bold" officeooo:rsid="0012a44d" officeooo:paragraph-rsid="0012a44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officeooo:paragraph-rsid="0010c23b" style:font-size-asian="28pt" style:font-weight-asian="bold" style:font-size-complex="2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28pt" fo:font-weight="bold" officeooo:rsid="0024bd30" officeooo:paragraph-rsid="0024bd30" style:font-size-asian="28pt" style:font-weight-asian="bold" style:font-size-complex="28pt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48pt" fo:font-weight="bold" officeooo:paragraph-rsid="000ef480" style:font-size-asian="48pt" style:font-weight-asian="bold"/>
    </style:style>
    <style:style style:name="P19" style:family="paragraph" style:parent-style-name="Standard">
      <style:paragraph-properties fo:text-align="center" style:justify-single-word="false"/>
      <style:text-properties fo:color="#000000" style:font-name="Times New Roman" fo:font-size="48pt" fo:font-weight="bold" officeooo:paragraph-rsid="0024bd30" style:font-size-asian="48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44pt" fo:font-weight="bold" officeooo:paragraph-rsid="000ef480" style:font-size-asian="44pt" style:font-weight-asian="bold" style:font-size-complex="44pt"/>
    </style:style>
    <style:style style:name="P21" style:family="paragraph" style:parent-style-name="Standard">
      <style:text-properties fo:color="#000000" fo:font-size="10pt" fo:font-weight="bold" officeooo:rsid="000ef480" style:font-size-asian="10pt" style:font-weight-asian="bold"/>
    </style:style>
    <style:style style:name="P22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Heading_20_1">
      <style:text-properties officeooo:rsid="0024bd30" officeooo:paragraph-rsid="0024bd30"/>
    </style:style>
    <style:style style:name="P25" style:family="paragraph" style:parent-style-name="Heading_20_1">
      <style:paragraph-properties fo:break-before="page"/>
      <style:text-properties fo:color="#000000" style:font-name="Arial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officeooo:paragraph-rsid="000ef480"/>
    </style:style>
    <style:style style:name="P27" style:family="paragraph" style:parent-style-name="Heading_20_2">
      <style:text-properties officeooo:paragraph-rsid="0029e3a6"/>
    </style:style>
    <style:style style:name="P28" style:family="paragraph">
      <style:paragraph-properties fo:margin-left="0in" fo:margin-right="0in" fo:margin-top="0in" fo:margin-bottom="0in" fo:line-height="100%" fo:text-align="center" fo:text-indent="0in"/>
    </style:style>
    <style:style style:name="P2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in" fo:margin-right="0in" fo:margin-top="0in" fo:margin-bottom="0in" fo:line-height="100%" fo:text-indent="0in"/>
    </style:style>
    <style:style style:name="P3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1" fo:font-size="10pt" fo:font-style="italic" fo:font-weight="bold" officeooo:rsid="000ff92d" style:font-name-asian="Microsoft YaHei" style:font-size-asian="10pt" style:font-style-asian="italic" style:font-weight-asian="bold" style:font-name-complex="Mangal" style:font-size-complex="14pt" style:font-style-complex="italic"/>
    </style:style>
    <style:style style:name="T2" style:family="text">
      <style:text-properties fo:font-style="italic" fo:font-weight="bold" officeooo:rsid="0008565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ef480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925a5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ff92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600b6" style:font-style-asian="italic" style:font-weight-asian="bold" style:font-style-complex="italic" style:font-weight-complex="bold"/>
    </style:style>
    <style:style style:name="T7" style:family="text">
      <style:text-properties style:font-name="Arial" fo:font-size="14pt" fo:font-style="italic" fo:font-weight="bold" officeooo:rsid="000ff92d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8" style:family="text">
      <style:text-properties style:font-name="Arial" fo:font-size="14pt" fo:font-style="italic" fo:font-weight="bold" officeooo:rsid="002600b6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9" style:family="text">
      <style:text-properties style:font-name="Arial" fo:font-size="14pt" fo:font-style="italic" officeooo:rsid="002600b6" style:font-name-asian="Microsoft YaHei" style:font-size-asian="14pt" style:font-style-asian="italic" style:font-name-complex="Mangal" style:font-size-complex="14pt" style:font-style-complex="italic"/>
    </style:style>
    <style:style style:name="T10" style:family="text">
      <style:text-properties fo:font-style="normal" fo:font-weight="normal" officeooo:rsid="0003f52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aa5bf" style:font-style-asian="normal" style:font-weight-asian="normal" style:font-style-complex="normal" style:font-weight-complex="normal"/>
    </style:style>
    <style:style style:name="T12" style:family="text">
      <style:text-properties fo:language="es" fo:country="ES" fo:font-weight="normal" style:font-weight-asian="normal" style:font-weight-complex="normal"/>
    </style:style>
    <style:style style:name="T13" style:family="text">
      <style:text-properties officeooo:rsid="0024bd30"/>
    </style:style>
    <style:style style:name="T14" style:family="text">
      <style:text-properties fo:font-size="44pt" officeooo:rsid="0024bd30" style:font-size-asian="44pt" style:font-size-complex="44pt"/>
    </style:style>
    <style:style style:name="T15" style:family="text">
      <style:text-properties officeooo:rsid="002600b6"/>
    </style:style>
    <style:style style:name="T16" style:family="text">
      <style:text-properties officeooo:rsid="0027df8a"/>
    </style:style>
    <style:style style:name="T17" style:family="text">
      <style:text-properties fo:color="#ff0000" style:font-name="Arial" fo:font-size="14pt" fo:font-style="normal" officeooo:rsid="0028898c" style:font-name-asian="Microsoft YaHei" style:font-size-asian="14pt" style:font-style-asian="normal" style:font-name-complex="Mangal" style:font-size-complex="14pt" style:font-style-complex="normal"/>
    </style:style>
    <style:style style:name="T18" style:family="text"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3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37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38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39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40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41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2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43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44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45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4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47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48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49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5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5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5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5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5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55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5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5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5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5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6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6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6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6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6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6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6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6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6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6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8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7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7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7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7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74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7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7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7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7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79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8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81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8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8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8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8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8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8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8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8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9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9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1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8"/>
      <text:p text:style-name="P19"><text:s/><text:span text:style-name="T14">NEUROCOMPUTAIÓN</text:span></text:p>
      <text:p text:style-name="P20">2013-2014 </text:p>
      <text:p text:style-name="P16"/>
      <text:p text:style-name="P16"/>
      <text:p text:style-name="P16"/>
      <text:p text:style-name="P16">Práctica 1: </text:p>
      <text:p text:style-name="P17">Introducción a las Redes Neuronales Artificiales</text:p>
      <text:p text:style-name="P13"/>
      <text:p text:style-name="P13"/>
      <text:p text:style-name="P15"/>
      <text:p text:style-name="P15">Grupo <text:span text:style-name="T16">X</text:span></text:p>
      <text:p text:style-name="P15">Pareja 0<text:span text:style-name="T16">X</text:span></text:p>
      <text:p text:style-name="P14"/>
      <text:p text:style-name="P14">Ari Handler Gamboa</text:p>
      <text:p text:style-name="P14">Adrián Lorenzo Mateo</text:p>
      <text:p text:style-name="P21"/>
      <text:p text:style-name="P11"/>
      <text:p text:style-name="P21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<text:a xlink:type="simple" xlink:href="#__RefHeading__1315_1281310894" text:style-name="Index_20_Link" text:visited-style-name="Index_20_Link">1. Neuronas de McCulloch-Pitts<text:tab/>3</text:a></text:p>
          <text:p text:style-name="P22"><text:a xlink:type="simple" xlink:href="#__RefHeading__1317_1281310894" text:style-name="Index_20_Link" text:visited-style-name="Index_20_Link">1.1 Introducción<text:tab/>3</text:a></text:p>
          <text:p text:style-name="P22"><text:a xlink:type="simple" xlink:href="#__RefHeading__1319_1281310894" text:style-name="Index_20_Link" text:visited-style-name="Index_20_Link">1.2 Diseño de la red<text:tab/>3</text:a></text:p>
          <text:p text:style-name="P23"><text:a xlink:type="simple" xlink:href="#__RefHeading__2073_914300899" text:style-name="Index_20_Link" text:visited-style-name="Index_20_Link">2. Perceptrón y Adaline<text:tab/>5</text:a></text:p>
          <text:p text:style-name="P22"><text:a xlink:type="simple" xlink:href="#__RefHeading__1321_1281310894" text:style-name="Index_20_Link" text:visited-style-name="Index_20_Link">2.1 Diseño Perceptrón<text:tab/>5</text:a></text:p>
          <text:p text:style-name="P22"><text:a xlink:type="simple" xlink:href="#__RefHeading__1325_1281310894" text:style-name="Index_20_Link" text:visited-style-name="Index_20_Link">2.2 Diseño Adaline<text:tab/>5</text:a></text:p>
          <text:p text:style-name="P22"><text:a xlink:type="simple" xlink:href="#__RefHeading__1327_1281310894" text:style-name="Index_20_Link" text:visited-style-name="Index_20_Link">2.3 Experimentos de entrenamiento<text:tab/>5</text:a></text:p>
        </text:index-body>
      </text:table-of-content>
      <text:p text:style-name="P21"/>
      <text:p text:style-name="P11"/>
      <text:p text:style-name="P21"/>
      <text:h text:style-name="P24" text:outline-level="1"><text:bookmark-start text:name="__RefHeading__1315_1281310894"/>1. Neuronas de McCulloch-Pitts<text:bookmark-end text:name="__RefHeading__1315_1281310894"/></text:h>
      <text:p text:style-name="Text_20_body"/>
      <text:h text:style-name="P26" text:outline-level="2"><text:bookmark-start text:name="__RefHeading__1317_1281310894"/><text:span text:style-name="Strong_20_Emphasis"><text:span text:style-name="T3">1.1 </text:span></text:span><text:span text:style-name="Strong_20_Emphasis"><text:span text:style-name="T6">Introducción</text:span></text:span><text:bookmark-end text:name="__RefHeading__1317_1281310894"/></text:h>
      <text:p text:style-name="P7"><text:span text:style-name="Strong_20_Emphasis"><text:span text:style-name="T2"/></text:span></text:p>
      <text:p text:style-name="P4"><text:tab/><text:span text:style-name="T15">Warren McCulloch y Walter Pitts diseñaron en 1943 uno de los primeros modelos de neuronas artificiales. En una neurona típica de McCulloch–Pitts la activación es binaria (su salida es 0 o 1), las conexiones excitadoras que llegan a una misma neurona tienen el mismo peso, el umbral se escoge de forma que una sola conexión inhibidora fuerce a que la salida de la neurona sea 0 en ese paso y las salidas tardan un intervalo de tiempo en llegar a las neuronas receptoras. Todas estas propiedades hacen que las neuronas de McCulloch-Pitts son útiles para modelar fenómenos que requieran funciones lógicas y retrasos temporales.</text:span></text:p>
      <text:h text:style-name="P27" text:outline-level="2"><text:bookmark-start text:name="__RefHeading__1319_1281310894"/>1.2 <text:span text:style-name="T15">Diseño de la red McCulloch-Pitts</text:span><text:bookmark-end text:name="__RefHeading__1319_1281310894"/></text:h>
      <text:p text:style-name="Text_20_body"/>
      <text:p text:style-name="P9"><draw:g text:anchor-type="paragraph" draw:z-index="0" draw:style-name="gr1"><draw:custom-shape draw:style-name="gr2" draw:text-style-name="P29" xml:id="id2" draw:id="id2" svg:width="0.5831in" svg:height="0.5831in" svg:x="5.45in" svg:y="1.6437in"><text:p text:style-name="P28"><text:span text:style-name="T18">Y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29" xml:id="id4" draw:id="id4" svg:width="0.5831in" svg:height="0.5831in" svg:x="5.4508in" svg:y="3.2406in"><text:p text:style-name="P28"><text:span text:style-name="T18">Y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29" xml:id="id8" draw:id="id8" svg:width="0.5831in" svg:height="0.5831in" svg:x="3.3772in" svg:y="0.5181in"><text:p text:style-name="P28"><text:span text:style-name="T18">z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9" xml:id="id7" draw:id="id7" svg:width="0.5831in" svg:height="0.5831in" svg:x="3.3772in" svg:y="1.2717in"><text:p text:style-name="P28"><text:span text:style-name="T18">z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9" xml:id="id5" draw:id="id5" svg:width="0.5831in" svg:height="0.5831in" svg:x="3.3772in" svg:y="1.9917in"><text:p text:style-name="P28"><text:span text:style-name="T18">z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29" xml:id="id9" draw:id="id9" svg:width="0.5831in" svg:height="0.5835in" svg:x="0.7335in" svg:y="1.2846in"><text:p text:style-name="P28"><text:span text:style-name="T18">x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29" xml:id="id11" draw:id="id11" svg:width="0.5831in" svg:height="0.5831in" svg:x="0.0008in" svg:y="2.3008in"><text:p text:style-name="P28"><text:span text:style-name="T18">x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29" xml:id="id13" draw:id="id13" svg:width="0.5831in" svg:height="0.5823in" svg:x="0.6835in" svg:y="3.4681in"><text:p text:style-name="P28"><text:span text:style-name="T18">x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9" xml:id="id10" draw:id="id10" svg:width="0.5835in" svg:height="0.5831in" svg:x="2.0937in" svg:y="0.8445in"><text:p text:style-name="P28"><text:span text:style-name="T18">z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29" xml:id="id12" draw:id="id12" svg:width="0.5831in" svg:height="0.5831in" svg:x="1.8508in" svg:y="2.3008in"><text:p text:style-name="P28"><text:span text:style-name="T18">z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29" xml:id="id14" draw:id="id14" svg:width="0.5831in" svg:height="0.5831in" svg:x="2.0945in" svg:y="3.6043in"><text:p text:style-name="P28"><text:span text:style-name="T18">z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29" xml:id="id6" draw:id="id6" svg:width="0.5831in" svg:height="0.5831in" svg:x="3.3772in" svg:y="2.711in"><text:p text:style-name="P28"><text:span text:style-name="T18">z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29" xml:id="id1" draw:id="id1" svg:width="0.5831in" svg:height="0.5831in" svg:x="3.378in" svg:y="3.4654in"><text:p text:style-name="P28"><text:span text:style-name="T18">z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5" draw:text-style-name="P29" xml:id="id3" draw:id="id3" svg:width="0.5831in" svg:height="0.5835in" svg:x="3.378in" svg:y="4.1846in"><text:p text:style-name="P28"><text:span text:style-name="T18">z9</text:span></text:p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16" draw:text-style-name="P29" draw:type="line" svg:x1="3.9606in" svg:y1="3.7571in" svg:x2="5.5358in" svg:y2="2.1409in" draw:start-shape="id1" draw:start-glue-point="10" draw:end-shape="id2" draw:end-glue-point="7" svg:d="M10060 9543l4001-4105" svg:viewBox="0 0 4002 4106"><text:p/></draw:connector><draw:connector draw:style-name="gr17" draw:text-style-name="P29" draw:type="line" svg:x1="3.9606in" svg:y1="4.4764in" svg:x2="5.5366in" svg:y2="3.7374in" draw:start-shape="id3" draw:start-glue-point="10" draw:end-shape="id4" draw:end-glue-point="7" svg:d="M10060 11370l4003-1877" svg:viewBox="0 0 4004 1879"><text:p/></draw:connector><draw:connector draw:style-name="gr18" draw:text-style-name="P29" draw:type="line" svg:x1="3.9598in" svg:y1="2.2835in" svg:x2="5.45in" svg:y2="1.9354in" draw:start-shape="id5" draw:start-glue-point="10" draw:end-shape="id2" draw:end-glue-point="6" svg:d="M10058 5800l3785-884" svg:viewBox="0 0 3787 885"><text:p/></draw:connector><draw:connector draw:style-name="gr19" draw:text-style-name="P29" draw:type="line" svg:x1="3.9598in" svg:y1="3.0028in" svg:x2="5.4508in" svg:y2="3.5319in" draw:start-shape="id6" draw:start-glue-point="10" draw:end-shape="id4" draw:end-glue-point="6" svg:d="M10058 7627l3787 1344" svg:viewBox="0 0 3789 1346"><text:p/></draw:connector><draw:connector draw:style-name="gr20" draw:text-style-name="P29" draw:type="line" svg:x1="3.9598in" svg:y1="1.5634in" svg:x2="5.5362in" svg:y2="3.3256in" draw:start-shape="id7" draw:start-glue-point="10" draw:end-shape="id4" draw:end-glue-point="5" svg:d="M10058 3971l4004 4476" svg:viewBox="0 0 4006 4479"><text:p/></draw:connector><draw:connector draw:style-name="gr21" draw:text-style-name="P29" draw:type="line" svg:x1="3.9598in" svg:y1="0.8098in" svg:x2="5.5354in" svg:y2="1.7291in" draw:start-shape="id8" draw:start-glue-point="10" draw:end-shape="id2" draw:end-glue-point="5" svg:d="M10058 2057l4002 2335" svg:viewBox="0 0 4004 2337"><text:p/></draw:connector><draw:connector draw:style-name="gr22" draw:text-style-name="P29" draw:type="line" svg:x1="1.3161in" svg:y1="1.5764in" svg:x2="2.0937in" svg:y2="1.1362in" draw:start-shape="id9" draw:start-glue-point="10" draw:end-shape="id10" draw:end-glue-point="6" svg:d="M3343 4004l1975-1118" svg:viewBox="0 0 1977 1120"><text:p/></draw:connector><draw:connector draw:style-name="gr23" draw:text-style-name="P29" draw:type="line" svg:x1="0.5835in" svg:y1="2.5925in" svg:x2="1.8508in" svg:y2="2.5925in" draw:start-shape="id11" draw:start-glue-point="10" draw:end-shape="id12" draw:end-glue-point="6" svg:d="M1482 6585h3219" svg:viewBox="0 0 3221 2"><text:p/></draw:connector><draw:connector draw:style-name="gr24" draw:text-style-name="P29" draw:type="line" svg:x1="1.2661in" svg:y1="3.7591in" svg:x2="2.0945in" svg:y2="3.8957in" draw:start-shape="id13" draw:start-glue-point="10" draw:end-shape="id14" draw:end-glue-point="6" svg:d="M3216 9548l2104 347" svg:viewBox="0 0 2106 349"><text:p/></draw:connector><draw:connector draw:style-name="gr25" draw:text-style-name="P29" draw:type="line" svg:x1="2.6772in" svg:y1="1.1362in" svg:x2="3.3772in" svg:y2="0.8098in" draw:start-shape="id10" draw:start-glue-point="10" draw:end-shape="id8" draw:end-glue-point="6" svg:d="M6800 2886l1778-829" svg:viewBox="0 0 1780 831"><text:p/></draw:connector><draw:connector draw:style-name="gr26" draw:text-style-name="P29" draw:type="line" svg:x1="2.4335in" svg:y1="2.5925in" svg:x2="3.3772in" svg:y2="2.2835in" draw:start-shape="id12" draw:start-glue-point="10" draw:end-shape="id5" draw:end-glue-point="6" svg:d="M6181 6585l2397-785" svg:viewBox="0 0 2399 787"><text:p/></draw:connector><draw:connector draw:style-name="gr27" draw:text-style-name="P29" draw:type="line" svg:x1="2.4335in" svg:y1="2.5925in" svg:x2="3.3772in" svg:y2="3.0028in" draw:start-shape="id12" draw:start-glue-point="10" draw:end-shape="id6" draw:end-glue-point="6" svg:d="M6181 6585l2397 1042" svg:viewBox="0 0 2399 1044"><text:p/></draw:connector><draw:connector draw:style-name="gr28" draw:text-style-name="P29" draw:type="line" svg:x1="2.6772in" svg:y1="3.8957in" svg:x2="3.378in" svg:y2="3.7571in" draw:start-shape="id14" draw:start-glue-point="10" draw:end-shape="id1" draw:end-glue-point="6" svg:d="M6800 9895l1780-352" svg:viewBox="0 0 1782 355"><text:p/></draw:connector><draw:connector draw:style-name="gr29" draw:text-style-name="P29" draw:type="line" svg:x1="2.6772in" svg:y1="3.8961in" svg:x2="3.378in" svg:y2="4.4768in" draw:start-shape="id14" draw:start-glue-point="10" draw:end-shape="id3" draw:end-glue-point="6" svg:d="M6800 9896l1780 1475" svg:viewBox="0 0 1782 1476"><text:p/></draw:connector><draw:connector draw:style-name="gr30" draw:text-style-name="P29" draw:type="line" svg:x1="2.6772in" svg:y1="1.1362in" svg:x2="3.3772in" svg:y2="1.5634in" draw:start-shape="id10" draw:start-glue-point="10" draw:end-shape="id7" draw:end-glue-point="6" svg:d="M6800 2886l1778 1085" svg:viewBox="0 0 1780 1087"><text:p/></draw:connector><draw:frame draw:style-name="gr31" draw:text-style-name="P31" svg:width="0.3004in" svg:height="0.4295in" svg:x="1.2835in" svg:y="1.1181in"><draw:text-box><text:p text:style-name="P30"><text:span text:style-name="T18">2</text:span></text:p></draw:text-box></draw:frame><draw:frame draw:style-name="gr32" draw:text-style-name="P31" svg:width="0.1504in" svg:height="0.387in" svg:x="0.5835in" svg:y="2.6681in"><draw:text-box><text:p text:style-name="P30"><text:span text:style-name="T18">2</text:span></text:p></draw:text-box></draw:frame><draw:frame draw:style-name="gr33" draw:text-style-name="P31" svg:width="0.3004in" svg:height="0.4295in" svg:x="4.1335in" svg:y="0.9181in"><draw:text-box><text:p text:style-name="P30"><text:span text:style-name="T18">2</text:span></text:p></draw:text-box></draw:frame><draw:frame draw:style-name="gr34" draw:text-style-name="P31" svg:width="0.3004in" svg:height="0.387in" svg:x="4.1335in" svg:y="1.539in"><draw:text-box><text:p text:style-name="P30"><text:span text:style-name="T18">2</text:span></text:p></draw:text-box></draw:frame><draw:frame draw:style-name="gr35" draw:text-style-name="P31" svg:width="0.3004in" svg:height="0.387in" svg:x="4.0335in" svg:y="2.1681in"><draw:text-box><text:p text:style-name="P30"><text:span text:style-name="T18">2</text:span></text:p></draw:text-box></draw:frame><draw:frame draw:style-name="gr36" draw:text-style-name="P31" svg:width="0.3004in" svg:height="0.387in" svg:x="4.5835in" svg:y="3.789in"><draw:text-box><text:p text:style-name="P30"><text:span text:style-name="T18">2</text:span></text:p></draw:text-box></draw:frame><draw:frame draw:style-name="gr37" draw:text-style-name="P31" svg:width="0.3004in" svg:height="0.387in" svg:x="4.1335in" svg:y="3.5181in"><draw:text-box><text:p text:style-name="P30"><text:span text:style-name="T18">2</text:span></text:p></draw:text-box></draw:frame><draw:frame draw:style-name="gr38" draw:text-style-name="P31" svg:width="0.3004in" svg:height="0.4004in" svg:x="4.0835in" svg:y="2.7681in"><draw:text-box><text:p text:style-name="P30"><text:span text:style-name="T18">2</text:span></text:p></draw:text-box></draw:frame><draw:frame draw:style-name="gr39" draw:text-style-name="P31" svg:width="0.2504in" svg:height="0.387in" svg:x="2.8335in" svg:y="0.6681in"><draw:text-box><text:p text:style-name="P30"><text:span text:style-name="T18">1</text:span></text:p></draw:text-box></draw:frame><draw:frame draw:style-name="gr40" draw:text-style-name="P31" svg:width="0.2504in" svg:height="0.387in" svg:x="2.8335in" svg:y="1.2681in"><draw:text-box><text:p text:style-name="P30"><text:span text:style-name="T18">1</text:span></text:p></draw:text-box></draw:frame><draw:frame draw:style-name="gr41" draw:text-style-name="P31" svg:width="0.2504in" svg:height="0.387in" svg:x="2.7835in" svg:y="2.1181in"><draw:text-box><text:p text:style-name="P30"><text:span text:style-name="T18">1</text:span></text:p></draw:text-box></draw:frame><draw:frame draw:style-name="gr42" draw:text-style-name="P31" svg:width="0.2504in" svg:height="0.387in" svg:x="2.7835in" svg:y="2.8181in"><draw:text-box><text:p text:style-name="P30"><text:span text:style-name="T18">1</text:span></text:p></draw:text-box></draw:frame><draw:frame draw:style-name="gr43" draw:text-style-name="P31" svg:width="0.2504in" svg:height="0.387in" svg:x="2.7335in" svg:y="3.539in"><draw:text-box><text:p text:style-name="P30"><text:span text:style-name="T18">1</text:span></text:p></draw:text-box></draw:frame><draw:frame draw:style-name="gr44" draw:text-style-name="P31" svg:width="0.2504in" svg:height="0.387in" svg:x="2.7835in" svg:y="4.0681in"><draw:text-box><text:p text:style-name="P30"><text:span text:style-name="T18">1</text:span></text:p></draw:text-box></draw:frame><draw:connector draw:style-name="gr45" draw:text-style-name="P29" draw:type="curve" draw:line-skew="0.678in" svg:x1="1.0252in" svg:y1="1.8681in" svg:x2="3.4634in" svg:y2="3.5508in" draw:start-shape="id9" draw:start-glue-point="8" draw:end-shape="id1" draw:end-glue-point="5" svg:d="M2604 4745c0 5625 6193 3489 6193 4274" svg:viewBox="0 0 6195 4276"><text:p/></draw:connector><draw:connector draw:style-name="gr46" draw:text-style-name="P29" draw:type="curve" draw:line-skew="0.2862in" svg:x1="1.2307in" svg:y1="1.7827in" svg:x2="3.4626in" svg:y2="2.7965in" draw:start-shape="id9" draw:start-glue-point="9" draw:end-shape="id6" draw:end-glue-point="5" svg:d="M3126 4528c5341 0 2508 2575 5669 2575" svg:viewBox="0 0 5671 2577"><text:p/></draw:connector><draw:connector draw:style-name="gr47" draw:text-style-name="P29" draw:type="curve" svg:x1="0.2925in" svg:y1="2.3008in" svg:x2="3.6689in" svg:y2="0.5181in" draw:start-shape="id11" draw:start-glue-point="4" draw:end-shape="id8" draw:end-glue-point="4" svg:d="M743 5844c0-7546 8576-5281 8576-4528" svg:viewBox="0 0 8578 5440"><text:p/></draw:connector><draw:connector draw:style-name="gr48" draw:text-style-name="P29" draw:type="curve" draw:line-skew="0.0327in" svg:x1="0.2925in" svg:y1="2.8835in" svg:x2="3.6693in" svg:y2="4.7681in" draw:start-shape="id11" draw:start-glue-point="8" draw:end-shape="id3" draw:end-glue-point="8" svg:d="M743 7324c0 8059 8577 5665 8577 4787" svg:viewBox="0 0 8580 5812"><text:p/></draw:connector><draw:connector draw:style-name="gr49" draw:text-style-name="P29" draw:type="curve" draw:line-skew="-0.635in" svg:x1="0.9752in" svg:y1="3.4681in" svg:x2="3.4626in" svg:y2="1.7689in" draw:start-shape="id13" draw:start-glue-point="4" draw:end-shape="id7" draw:end-glue-point="7" svg:d="M2477 8809c0-5495 6318-3337 6318-4316" svg:viewBox="0 0 6320 4318"><text:p/></draw:connector><draw:connector draw:style-name="gr50" draw:text-style-name="P29" draw:type="curve" draw:line-skew="0.3307in" svg:x1="1.1807in" svg:y1="3.5528in" svg:x2="3.4626in" svg:y2="2.489in" draw:start-shape="id13" draw:start-glue-point="11" draw:end-shape="id5" draw:end-glue-point="7" svg:d="M2999 9024c5605 0 2709-2702 5796-2702" svg:viewBox="0 0 5798 2704"><text:p/></draw:connector><draw:frame draw:style-name="gr51" draw:text-style-name="P31" svg:width="0.1504in" svg:height="0.387in" svg:x="1.2335in" svg:y="3.8181in"><draw:text-box><text:p text:style-name="P30"><text:span text:style-name="T18">2</text:span></text:p></draw:text-box></draw:frame><draw:frame draw:style-name="gr52" draw:text-style-name="P31" svg:width="0.2504in" svg:height="0.387in" svg:x="1.5335in" svg:y="1.4681in"><draw:text-box><text:p text:style-name="P30"><text:span text:style-name="T18">1</text:span></text:p></draw:text-box></draw:frame><draw:frame draw:style-name="gr53" draw:text-style-name="P31" svg:width="0.2504in" svg:height="0.387in" svg:x="0.7835in" svg:y="1.9181in"><draw:text-box><text:p text:style-name="P30"><text:span text:style-name="T18">1</text:span></text:p></draw:text-box></draw:frame><draw:frame draw:style-name="gr54" draw:text-style-name="P31" svg:width="0.2504in" svg:height="0.387in" svg:x="0.7335in" svg:y="3.1181in"><draw:text-box><text:p text:style-name="P30"><text:span text:style-name="T18">1</text:span></text:p></draw:text-box></draw:frame><draw:frame draw:style-name="gr55" draw:text-style-name="P31" svg:width="0.2504in" svg:height="0.387in" svg:x="1.1835in" svg:y="3.2181in"><draw:text-box><text:p text:style-name="P30"><text:span text:style-name="T18">1</text:span></text:p></draw:text-box></draw:frame><draw:frame draw:style-name="gr56" draw:text-style-name="P31" svg:width="0.2504in" svg:height="0.387in" svg:x="1.6835in" svg:y="4.9181in"><draw:text-box><text:p text:style-name="P30"><text:span text:style-name="T18">1</text:span></text:p></draw:text-box></draw:frame><draw:frame draw:style-name="gr57" draw:text-style-name="P31" svg:width="0.2504in" svg:height="0.387in" svg:x="1.6835in" svg:y="0.089in"><draw:text-box><text:p text:style-name="P30"><text:span text:style-name="T18">1</text:span></text:p></draw:text-box></draw:frame></draw:g></text:p>
      <text:p text:style-name="P12">1.3 Simulación de la red <text:span text:style-name="T13">McCulloch-Pitts</text:span></text:p>
      <text:p text:style-name="Text_20_body"/>
      <text:p text:style-name="Text_20_body"/>
      <text:p text:style-name="P10"><text:tab/>La memoria contendrá el diseño de la red con los valores de los pesos utilizados, discutiendo el por qué del diseño implementado e incluyendo referencias a ejemplos en los que se muestre el valor de las activaciones en cada paso para todas las unidades de la red.</text:p>
      <text:h text:style-name="P25" text:outline-level="1"><text:bookmark-start text:name="__RefHeading__2073_914300899"/>2. Perceptrón y Adaline<text:bookmark-end text:name="__RefHeading__2073_914300899"/></text:h>
      <text:p text:style-name="Text_20_body"/>
      <text:h text:style-name="Heading_20_2" text:outline-level="2"><text:bookmark-start text:name="__RefHeading__1321_1281310894"/><text:span text:style-name="Strong_20_Emphasis"><text:span text:style-name="T7">2.1 </text:span></text:span><text:span text:style-name="Strong_20_Emphasis"><text:span text:style-name="T8">Diseño Perceptrón</text:span></text:span><text:bookmark-end text:name="__RefHeading__1321_1281310894"/></text:h>
      <text:p text:style-name="P8"><text:span text:style-name="Strong_20_Emphasis"><text:span text:style-name="T10"/></text:span></text:p>
      <text:p text:style-name="P2"><text:span text:style-name="Strong_20_Emphasis"><text:span text:style-name="T12"/></text:span></text:p>
      <text:h text:style-name="Heading_20_2" text:outline-level="2"><text:bookmark-start text:name="__RefHeading__1325_1281310894"/><text:span text:style-name="Strong_20_Emphasis"><text:span text:style-name="T5">2.2 </text:span></text:span><text:span text:style-name="Strong_20_Emphasis"><text:span text:style-name="T9">Diseño Adaline</text:span></text:span><text:bookmark-end text:name="__RefHeading__1325_1281310894"/></text:h>
      <text:p text:style-name="P8"><text:span text:style-name="Strong_20_Emphasis"><text:span text:style-name="T4"/></text:span></text:p>
      <text:p text:style-name="P3"><text:span text:style-name="Strong_20_Emphasis"><text:span text:style-name="T11"/></text:span></text:p>
      <text:h text:style-name="Heading_20_2" text:outline-level="2"><text:bookmark-start text:name="__RefHeading__1327_1281310894"/><text:span text:style-name="Strong_20_Emphasis"><text:span text:style-name="T5">2.3 </text:span></text:span><text:span text:style-name="Strong_20_Emphasis"><text:span text:style-name="T9">Experimentos de entrenamiento</text:span></text:span><text:bookmark-end text:name="__RefHeading__1327_1281310894"/></text:h>
      <text:p text:style-name="P3"><text:span text:style-name="Strong_20_Emphasis"><text:span text:style-name="T1"/></text:span></text:p>
      <text:p text:style-name="P6"><text:span text:style-name="Strong_20_Emphasis"><text:span text:style-name="T9">2.4 Experimentos de test</text:span></text:span></text:p>
      <text:p text:style-name="P6"><text:span text:style-name="Strong_20_Emphasis"><text:span text:style-name="T9"/></text:span></text:p>
      <text:p text:style-name="P6"><text:span text:style-name="Strong_20_Emphasis"><text:span text:style-name="T9">2.5 Comparación de resultados obtenidos entre ambas redes</text:span></text:span></text:p>
      <text:p text:style-name="P6"><text:span text:style-name="Strong_20_Emphasis"><text:span text:style-name="T9"/></text:span></text:p>
      <text:p text:style-name="P5"><text:span text:style-name="Strong_20_Emphasis"><text:span text:style-name="T17">La memoria contendrá la descripción del diseño definitivo del Perceptrón y de Adaline, así como la de los experimentos realizados tanto para entrenar como para probar ambas redes. Se entregará además una discusión con la comparación entre los resultados obtenidos con amba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2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4:43:00</meta:creation-date>
    <meta:initial-creator>Iván</meta:initial-creator>
    <dc:date>2014-02-19T00:31:54.955883204</dc:date>
    <meta:editing-duration>PT48M46S</meta:editing-duration>
    <meta:editing-cycles>13</meta:editing-cycles>
    <meta:generator>LibreOffice/4.2.0.4$Linux_x86 LibreOffice_project/05dceb5d363845f2cf968344d7adab8dcfb2ba71</meta:generator>
    <meta:document-statistic meta:table-count="0" meta:image-count="0" meta:object-count="0" meta:page-count="5" meta:paragraph-count="30" meta:word-count="294" meta:character-count="1796" meta:non-whitespace-character-count="1528"/>
  </office:meta>
</office:document-meta>
</file>